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733c" officeooo:paragraph-rsid="000d733c"/>
    </style:style>
    <style:style style:name="P2" style:family="paragraph" style:parent-style-name="Standard" style:list-style-name="L1">
      <style:text-properties style:text-outline="false" style:text-line-through-style="solid" style:text-line-through-type="single" style:font-name="Liberation Sans" fo:font-size="10pt" fo:font-style="normal" fo:text-shadow="none" style:text-underline-style="none" fo:font-weight="normal" officeooo:rsid="000e9908" officeooo:paragraph-rsid="000e9908" style:font-size-asian="10pt" style:font-style-asian="normal" style:font-weight-asian="normal" style:text-emphasize="none"/>
    </style:style>
    <style:style style:name="P3" style:family="paragraph" style:parent-style-name="Standard" style:list-style-name="L1">
      <style:text-properties style:text-outline="false" style:text-line-through-style="solid" style:text-line-through-type="single" style:font-name="Liberation Sans" fo:font-size="10pt" fo:font-style="normal" fo:text-shadow="none" style:text-underline-style="none" fo:font-weight="normal" officeooo:paragraph-rsid="000d733c" style:font-size-asian="10pt" style:font-style-asian="normal" style:font-weight-asian="normal" style:text-emphasize="none"/>
    </style:style>
    <style:style style:name="P4" style:family="paragraph" style:parent-style-name="Standard" style:list-style-name="L1">
      <style:text-properties style:text-outline="false" style:text-line-through-style="none" style:text-line-through-type="none" style:font-name="Liberation Sans" fo:font-size="10pt" fo:font-style="normal" fo:text-shadow="none" style:text-underline-style="none" fo:font-weight="normal" officeooo:rsid="000de1a2" officeooo:paragraph-rsid="000de1a2" style:font-size-asian="10pt" style:font-style-asian="normal" style:font-weight-asian="normal" style:text-emphasize="none"/>
    </style:style>
    <style:style style:name="P5" style:family="paragraph" style:parent-style-name="Standard" style:list-style-name="L1">
      <style:text-properties style:text-outline="false" style:text-line-through-style="solid" style:text-line-through-type="single" style:font-name="Liberation Sans" fo:font-size="10pt" fo:font-style="normal" fo:text-shadow="none" style:text-underline-style="none" fo:font-weight="normal" officeooo:rsid="00117515" officeooo:paragraph-rsid="00117515" style:font-size-asian="10pt" style:font-style-asian="normal" style:font-weight-asian="normal" style:text-emphasize="none"/>
    </style:style>
    <style:style style:name="P6" style:family="paragraph" style:parent-style-name="Standard" style:list-style-name="L1">
      <style:text-properties style:text-outline="false" style:text-line-through-style="solid" style:text-line-through-type="single" style:font-name="Liberation Sans" fo:font-size="10pt" fo:font-style="normal" fo:text-shadow="none" style:text-underline-style="none" fo:font-weight="normal" officeooo:rsid="000de1a2" officeooo:paragraph-rsid="000de1a2" style:font-size-asian="10pt" style:font-style-asian="normal" style:font-weight-asian="normal" style:text-emphasize="none"/>
    </style:style>
    <style:style style:name="P7" style:family="paragraph" style:parent-style-name="Standard">
      <style:text-properties officeooo:rsid="00117515" officeooo:paragraph-rsid="00117515"/>
    </style:style>
    <style:style style:name="T1" style:family="text">
      <style:text-properties officeooo:rsid="000f6f8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6.04:</text:p>
      <text:list text:style-name="L1">
        <text:list-item>
          <text:p text:style-name="P2">Dodać <text:span text:style-name="T1">start_values</text:span> - tabelę</text:p>
        </text:list-item>
        <text:list-item>
          <text:p text:style-name="P3">Uporządkować pliki</text:p>
        </text:list-item>
        <text:list-item>
          <text:p text:style-name="P4">Przygotować eksportowanie tabel do db:</text:p>
          <text:list>
            <text:list-item>
              <text:p text:style-name="P5">Country</text:p>
            </text:list-item>
            <text:list-item>
              <text:p text:style-name="P5">General info</text:p>
            </text:list-item>
            <text:list-item>
              <text:p text:style-name="P4">t</text:p>
            </text:list-item>
            <text:list-item>
              <text:p text:style-name="P4">t</text:p>
            </text:list-item>
          </text:list>
        </text:list-item>
        <text:list-item>
          <text:p text:style-name="P6">Zebrać do jednego pliku</text:p>
        </text:list-item>
        <text:list-item>
          <text:p text:style-name="P4">Zautomatyzować</text:p>
        </text:list-item>
      </text:list>
      <text:p text:style-name="P1"/>
      <text:p text:style-name="P7">Next time trzeba na start dodać do gia i przetestować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6T12:12:48.902296000</meta:creation-date>
    <dc:date>2025-04-06T20:40:52.582946100</dc:date>
    <meta:editing-duration>PT5H55M3S</meta:editing-duration>
    <meta:editing-cycles>5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11" meta:word-count="41" meta:character-count="217" meta:non-whitespace-character-count="196"/>
  </office:meta>
</office:document-meta>
</file>